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a4de6" officeooo:paragraph-rsid="000a4de6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4de6" officeooo:paragraph-rsid="000a4de6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a4de6" officeooo:paragraph-rsid="000a4de6"/>
    </style:style>
    <style:style style:name="P4" style:family="paragraph" style:parent-style-name="Standard">
      <style:paragraph-properties fo:text-align="start" style:justify-single-word="false"/>
      <style:text-properties officeooo:paragraph-rsid="000a4de6"/>
    </style:style>
    <style:style style:name="P5" style:family="paragraph" style:parent-style-name="Standard">
      <style:paragraph-properties fo:text-align="start" style:justify-single-word="false"/>
      <style:text-properties officeooo:paragraph-rsid="000a4de6"/>
    </style:style>
    <style:style style:name="T1" style:family="text">
      <style:text-properties officeooo:rsid="000a4de6"/>
    </style:style>
    <style:style style:name="T2" style:family="text">
      <style:text-properties style:text-underline-style="none" officeooo:rsid="000a4de6"/>
    </style:style>
    <style:style style:name="T3" style:family="text">
      <style:text-properties officeooo:rsid="000b0f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3"/>
      <text:p text:style-name="P4"><text:span text:style-name="T2">In the 2021 Bill and Melinda Gates Goalkeepers reported a maternal mortality </text:span>158.8 deaths per 100,000 live births <text:span text:style-name="T1">(), using date from the global health data exchange (). </text:span><text:span text:style-name="T3">Health data is vital in assessing the factors that contribute to maternal mortality. For this assessment a csv file is provided that contains data on a person’s age, systolic blood pressure, heart rate, blood sugar</text:span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2">References</text:p>
      <text:p text:style-name="P2"/>
      <text:p text:style-name="P2">[1] <text:a xlink:type="simple" xlink:href="https://www.gatesfoundation.org/goalkeepers/downloads/2022-report/2022-goalkeepers-report_en.pdf" text:style-name="Internet_20_link" text:visited-style-name="Visited_20_Internet_20_Link">https://www.gatesfoundation.org/goalkeepers/downloads/2022-report/2022-goalkeepers-report_en.pdf</text:a></text:p>
      <text:p text:style-name="P2">pg. 28</text:p>
      <text:p text:style-name="P2"/>
      <text:p text:style-name="P2">[2] <text:a xlink:type="simple" xlink:href="https://ghdx.healthdata.org/" text:style-name="Internet_20_link" text:visited-style-name="Visited_20_Internet_20_Link">https://ghdx.healthdata.org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8:02:51.349000000</meta:creation-date>
    <dc:date>2023-02-23T21:48:30.025000000</dc:date>
    <meta:editing-duration>PT6H1M29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6" meta:word-count="71" meta:character-count="543" meta:non-whitespace-character-count="478"/>
  </office:meta>
</office:document-meta>
</file>